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21">
      <style:table-cell-properties fo:background-color="#ffff99"/>
    </style:style>
    <style:style style:name="ce13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21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0" table:default-cell-style-name="ce5"/>
        <table:table-column table:style-name="co3" table:default-cell-style-name="ce6"/>
        <table:table-column table:style-name="co4" table:default-cell-style-name="ce10"/>
        <table:table-column table:style-name="co2" table:number-columns-repeated="8" table:default-cell-style-name="ce5"/>
        <table:table-column table:style-name="co3" table:default-cell-style-name="ce6"/>
        <table:table-column table:style-name="co4" table:default-cell-style-name="ce10"/>
        <table:table-column table:style-name="co2" table:number-columns-repeated="2" table:default-cell-style-name="Default"/>
        <table:table-column table:style-name="co3" table:default-cell-style-name="ce6"/>
        <table:table-column table:style-name="co4" table:default-cell-style-name="ce10"/>
        <table:table-column table:style-name="co2" table:number-columns-repeated="2" table:default-cell-style-name="Default"/>
        <table:table-column table:style-name="co3" table:default-cell-style-name="ce6"/>
        <table:table-column table:style-name="co4" table:default-cell-style-name="ce10"/>
        <table:table-column table:style-name="co2" table:number-columns-repeated="3" table:default-cell-style-name="Default"/>
        <table:table-column table:style-name="co2" table:default-cell-style-name="ce12"/>
        <table:table-column table:style-name="co4" table:default-cell-style-name="ce10"/>
        <table:table-column table:style-name="co2" table:number-columns-repeated="2" table:default-cell-style-name="Default"/>
        <table:table-column table:style-name="co2" table:default-cell-style-name="ce5"/>
        <table:table-column table:style-name="co2" table:default-cell-style-name="ce12"/>
        <table:table-column table:style-name="co4" table:default-cell-style-name="ce10"/>
        <table:table-column table:style-name="co5" table:default-cell-style-name="ce16"/>
        <table:table-column table:style-name="co6" table:default-cell-style-name="ce17"/>
        <table:table-column table:style-name="co6" table:default-cell-style-name="Default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4" table:default-cell-style-name="ce10"/>
        <table:table-column table:style-name="co6" table:default-cell-style-name="ce19"/>
        <table:table-column table:style-name="co2" table:default-cell-style-name="ce24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2" table:number-columns-repeated="971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4" office:value-type="string" calcext:value-type="string">
            <text:p>L1</text:p>
          </table:table-cell>
          <table:table-cell table:style-name="ce4" office:value-type="string" calcext:value-type="string">
            <text:p>L2</text:p>
          </table:table-cell>
          <table:table-cell table:style-name="ce4" office:value-type="string" calcext:value-type="string">
            <text:p>L3</text:p>
          </table:table-cell>
          <table:table-cell table:style-name="ce4" office:value-type="string" calcext:value-type="string">
            <text:p>L4</text:p>
          </table:table-cell>
          <table:table-cell table:style-name="ce4" office:value-type="string" calcext:value-type="string">
            <text:p>L5</text:p>
          </table:table-cell>
          <table:table-cell table:style-name="ce4" office:value-type="string" calcext:value-type="string">
            <text:p>L6</text:p>
          </table:table-cell>
          <table:table-cell table:style-name="ce4" office:value-type="string" calcext:value-type="string">
            <text:p>L7</text:p>
          </table:table-cell>
          <table:table-cell table:style-name="ce4" office:value-type="string" calcext:value-type="string">
            <text:p>L8</text:p>
          </table:table-cell>
          <table:table-cell table:style-name="ce4" office:value-type="string" calcext:value-type="string">
            <text:p>L9</text:p>
          </table:table-cell>
          <table:table-cell table:style-name="ce4" office:value-type="string" calcext:value-type="string">
            <text:p>L10</text:p>
          </table:table-cell>
          <table:table-cell office:value-type="string" calcext:value-type="string">
            <text:p>Lab Final</text:p>
          </table:table-cell>
          <table:table-cell table:style-name="ce9"/>
          <table:table-cell table:style-name="ce4" office:value-type="string" calcext:value-type="string">
            <text:p>P1</text:p>
          </table:table-cell>
          <table:table-cell table:style-name="ce4" office:value-type="string" calcext:value-type="string">
            <text:p>P2</text:p>
          </table:table-cell>
          <table:table-cell table:style-name="ce4" office:value-type="string" calcext:value-type="string">
            <text:p>P3</text:p>
          </table:table-cell>
          <table:table-cell table:style-name="ce4" office:value-type="string" calcext:value-type="string">
            <text:p>P4</text:p>
          </table:table-cell>
          <table:table-cell table:style-name="ce4" office:value-type="string" calcext:value-type="string">
            <text:p>P5</text:p>
          </table:table-cell>
          <table:table-cell table:style-name="ce4" office:value-type="string" calcext:value-type="string">
            <text:p>P6</text:p>
          </table:table-cell>
          <table:table-cell table:style-name="ce4" office:value-type="string" calcext:value-type="string">
            <text:p>P7</text:p>
          </table:table-cell>
          <table:table-cell table:style-name="ce4" office:value-type="string" calcext:value-type="string">
            <text:p>P8</text:p>
          </table:table-cell>
          <table:table-cell office:value-type="string" calcext:value-type="string">
            <text:p>Practical Final</text:p>
          </table:table-cell>
          <table:table-cell table:style-name="ce9"/>
          <table:table-cell table:style-name="ce11" office:value-type="string" calcext:value-type="string">
            <text:p>Q1</text:p>
          </table:table-cell>
          <table:table-cell table:style-name="ce11" office:value-type="string" calcext:value-type="string">
            <text:p>Q2</text:p>
          </table:table-cell>
          <table:table-cell office:value-type="string" calcext:value-type="string">
            <text:p>Quiz <text:s/>Final</text:p>
          </table:table-cell>
          <table:table-cell table:style-name="ce9"/>
          <table:table-cell table:style-name="ce11" office:value-type="string" calcext:value-type="string">
            <text:p>E1</text:p>
          </table:table-cell>
          <table:table-cell table:style-name="ce11" office:value-type="string" calcext:value-type="string">
            <text:p>E2</text:p>
          </table:table-cell>
          <table:table-cell office:value-type="string" calcext:value-type="string">
            <text:p>Exam Final</text:p>
          </table:table-cell>
          <table:table-cell table:style-name="ce9"/>
          <table:table-cell table:style-name="ce11" office:value-type="string" calcext:value-type="string">
            <text:p>CP1</text:p>
          </table:table-cell>
          <table:table-cell table:style-name="ce11" office:value-type="string" calcext:value-type="string">
            <text:p>CP2</text:p>
          </table:table-cell>
          <table:table-cell table:style-name="ce11" office:value-type="string" calcext:value-type="string">
            <text:p>IM</text:p>
          </table:table-cell>
          <table:table-cell table:style-name="ce6" office:value-type="string" calcext:value-type="string">
            <text:p>CP Final</text:p>
          </table:table-cell>
          <table:table-cell table:style-name="ce9"/>
          <table:table-cell table:style-name="ce11" office:value-type="string" calcext:value-type="string">
            <text:p>FP – P</text:p>
          </table:table-cell>
          <table:table-cell table:style-name="ce11" office:value-type="string" calcext:value-type="string">
            <text:p>FP – D</text:p>
          </table:table-cell>
          <table:table-cell table:style-name="ce4" office:value-type="string" calcext:value-type="string">
            <text:p>FP – F</text:p>
          </table:table-cell>
          <table:table-cell table:style-name="ce13" office:value-type="string" calcext:value-type="string">
            <text:p>FP Final</text:p>
          </table:table-cell>
          <table:table-cell table:style-name="ce9"/>
          <table:table-cell table:style-name="ce14" office:value-type="string" calcext:value-type="string">
            <text:p>Final Grade</text:p>
          </table:table-cell>
          <table:table-cell office:value-type="string" calcext:value-type="string">
            <text:p>Final Grade</text:p>
          </table:table-cell>
          <table:table-cell table:style-name="ce17" office:value-type="string" calcext:value-type="string">
            <text:p>Final GPA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1" office:value-type="string" calcext:value-type="string">
            <text:p>Numerical Grade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3" office:value-type="string" calcext:value-type="string">
            <text:p>GPA </text:p>
          </table:table-cell>
          <table:table-cell table:style-name="ce9"/>
          <table:table-cell table:style-name="ce18"/>
          <table:table-cell table:style-name="ce21"/>
          <table:table-cell table:style-name="ce11" table:number-columns-repeated="971"/>
        </table:table-row>
        <table:table-row table:style-name="ro1">
          <table:table-cell table:style-name="ce2" office:value-type="string" calcext:value-type="string">
            <text:p>Daniel Bonnet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number-columns-repeated="8" office:value-type="string" calcext:value-type="string">
            <text:p>A</text:p>
          </table:table-cell>
          <table:table-cell table:style-name="ce7"/>
          <table:table-cell/>
          <table:table-cell table:number-columns-repeated="8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66" calcext:value-type="float">
            <text:p>66</text:p>
          </table:table-cell>
          <table:table-cell table:style-name="ce5" office:value-type="float" office:value="81" calcext:value-type="float">
            <text:p>81</text:p>
          </table:table-cell>
          <table:table-cell table:style-name="ce7"/>
          <table:table-cell/>
          <table:table-cell table:style-name="ce5" office:value-type="float" office:value="86" calcext:value-type="float">
            <text:p>86</text:p>
          </table:table-cell>
          <table:table-cell table:style-name="ce5" office:value-type="float" office:value="78" calcext:value-type="float">
            <text:p>78</text:p>
          </table:table-cell>
          <table:table-cell table:style-name="ce7"/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B-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style-name="ce7"/>
          <table:table-cell/>
          <table:table-cell table:style-name="ce14" table:formula="of:=[.L2] + [.AD2] + [.AI2] + [.AN2]" office:value-type="float" office:value="0" calcext:value-type="float">
            <text:p>0.00000</text:p>
          </table:table-cell>
          <table:table-cell table:style-name="ce15" table:formula="of:=IF([.AP2]&gt;=0.9875;&quot;A+&quot;;  IF([.AP2]&gt;=0.94; &quot;A&quot;; IF([.AP2]&gt;=0.9; &quot;A-&quot;; IF([.AP2]&gt;=0.87; &quot;B+&quot;; IF([.AP2]&gt;=0.84;&quot;B&quot;; IF([.AP2]&gt;=0.8; &quot;B-&quot;; IF([.AP2]&gt;=0.77; &quot;C+&quot;; IF([.AP2]&gt;=0.74;&quot;C&quot;; IF([.AP2]&gt;=0.7; &quot;C-&quot;; IF([.AP2]&gt;=0.67; &quot;D+&quot;; IF([.AP2]&gt;=0.64;&quot;D&quot;; IF([.AP2]&gt;=0.6; &quot;D-&quot;; &quot;F&quot;))))))))))))" office:value-type="string" office:string-value="F" calcext:value-type="string">
            <text:p>F</text:p>
          </table:table-cell>
          <table:table-cell table:style-name="ce17" table:formula="of:=VLOOKUP([.AQ2]; [.$AW$2:.$AX$15]; 2; 0)" office:value-type="float" office:value="0" calcext:value-type="float">
            <text:p>0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4" calcext:value-type="float">
            <text:p>4.0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Tessie Bracken</text:p>
          </table:table-cell>
          <table:table-cell table:number-columns-repeated="6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7"/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58" calcext:value-type="float">
            <text:p>58</text:p>
          </table:table-cell>
          <table:table-cell table:style-name="ce5" office:value-type="float" office:value="77" calcext:value-type="float">
            <text:p>77</text:p>
          </table:table-cell>
          <table:table-cell table:style-name="ce7"/>
          <table:table-cell/>
          <table:table-cell table:style-name="ce5" office:value-type="float" office:value="88" calcext:value-type="float">
            <text:p>88</text:p>
          </table:table-cell>
          <table:table-cell table:style-name="ce5" office:value-type="float" office:value="78" calcext:value-type="float">
            <text:p>78</text:p>
          </table:table-cell>
          <table:table-cell table:style-name="ce7"/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7"/>
          <table:table-cell/>
          <table:table-cell table:style-name="ce14" table:formula="of:=[.L3] + [.AD3] + [.AI3] + [.AN3]" office:value-type="float" office:value="0" calcext:value-type="float">
            <text:p>0.00000</text:p>
          </table:table-cell>
          <table:table-cell table:style-name="ce15" table:formula="of:=IF([.AP3]&gt;=0.9875;&quot;A+&quot;;  IF([.AP3]&gt;=0.94; &quot;A&quot;; IF([.AP3]&gt;=0.9; &quot;A-&quot;; IF([.AP3]&gt;=0.87; &quot;B+&quot;; IF([.AP3]&gt;=0.84;&quot;B&quot;; IF([.AP3]&gt;=0.8; &quot;B-&quot;; IF([.AP3]&gt;=0.77; &quot;C+&quot;; IF([.AP3]&gt;=0.74;&quot;C&quot;; IF([.AP3]&gt;=0.7; &quot;C-&quot;; IF([.AP3]&gt;=0.67; &quot;D+&quot;; IF([.AP3]&gt;=0.64;&quot;D&quot;; IF([.AP3]&gt;=0.6; &quot;D-&quot;; &quot;F&quot;))))))))))))" office:value-type="string" office:string-value="F" calcext:value-type="string">
            <text:p>F</text:p>
          </table:table-cell>
          <table:table-cell table:style-name="ce17" table:formula="of:=VLOOKUP([.AQ3]; [.$AW$2:.$AX$15]; 2; 0)"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Cara Brosiu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number-columns-repeated="7" office:value-type="string" calcext:value-type="string">
            <text:p>A</text:p>
          </table:table-cell>
          <table:table-cell table:style-name="ce7"/>
          <table:table-cell/>
          <table:table-cell table:number-columns-repeated="8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98" calcext:value-type="float">
            <text:p>98</text:p>
          </table:table-cell>
          <table:table-cell table:style-name="ce5" office:value-type="float" office:value="100" calcext:value-type="float">
            <text:p>100</text:p>
          </table:table-cell>
          <table:table-cell table:style-name="ce7"/>
          <table:table-cell/>
          <table:table-cell table:style-name="ce5" office:value-type="float" office:value="95" calcext:value-type="float">
            <text:p>95</text:p>
          </table:table-cell>
          <table:table-cell table:style-name="ce5" office:value-type="float" office:value="94" calcext:value-type="float">
            <text:p>94</text:p>
          </table:table-cell>
          <table:table-cell table:style-name="ce7"/>
          <table:table-cell/>
          <table:table-cell table:number-columns-repeated="2" table:style-name="ce5" office:value-type="string" calcext:value-type="string">
            <text:p>A-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style-name="ce7"/>
          <table:table-cell/>
          <table:table-cell table:style-name="ce14" table:formula="of:=[.L4] + [.AD4] + [.AI4] + [.AN4]" office:value-type="float" office:value="0" calcext:value-type="float">
            <text:p>0.00000</text:p>
          </table:table-cell>
          <table:table-cell table:style-name="ce15" table:formula="of:=IF([.AP4]&gt;=0.9875;&quot;A+&quot;;  IF([.AP4]&gt;=0.94; &quot;A&quot;; IF([.AP4]&gt;=0.9; &quot;A-&quot;; IF([.AP4]&gt;=0.87; &quot;B+&quot;; IF([.AP4]&gt;=0.84;&quot;B&quot;; IF([.AP4]&gt;=0.8; &quot;B-&quot;; IF([.AP4]&gt;=0.77; &quot;C+&quot;; IF([.AP4]&gt;=0.74;&quot;C&quot;; IF([.AP4]&gt;=0.7; &quot;C-&quot;; IF([.AP4]&gt;=0.67; &quot;D+&quot;; IF([.AP4]&gt;=0.64;&quot;D&quot;; IF([.AP4]&gt;=0.6; &quot;D-&quot;; &quot;F&quot;))))))))))))" office:value-type="string" office:string-value="F" calcext:value-type="string">
            <text:p>F</text:p>
          </table:table-cell>
          <table:table-cell table:style-name="ce17" table:formula="of:=VLOOKUP([.AQ4]; [.$AW$2:.$AX$15]; 2; 0)" office:value-type="float" office:value="0" calcext:value-type="float">
            <text:p>0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Ayodele Hamilton</text:p>
          </table:table-cell>
          <table:table-cell office:value-type="string" calcext:value-type="string">
            <text:p>C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59" calcext:value-type="float">
            <text:p>59</text:p>
          </table:table-cell>
          <table:table-cell table:style-name="ce5" office:value-type="float" office:value="58" calcext:value-type="float">
            <text:p>58</text:p>
          </table:table-cell>
          <table:table-cell table:style-name="ce7"/>
          <table:table-cell/>
          <table:table-cell table:style-name="ce5" office:value-type="float" office:value="72" calcext:value-type="float">
            <text:p>72</text:p>
          </table:table-cell>
          <table:table-cell table:style-name="ce5" office:value-type="float" office:value="59" calcext:value-type="float">
            <text:p>59</text:p>
          </table:table-cell>
          <table:table-cell table:style-name="ce7"/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C-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table:style-name="ce14" table:formula="of:=[.L5] + [.AD5] + [.AI5] + [.AN5]" office:value-type="float" office:value="0" calcext:value-type="float">
            <text:p>0.00000</text:p>
          </table:table-cell>
          <table:table-cell table:style-name="ce15" table:formula="of:=IF([.AP5]&gt;=0.9875;&quot;A+&quot;;  IF([.AP5]&gt;=0.94; &quot;A&quot;; IF([.AP5]&gt;=0.9; &quot;A-&quot;; IF([.AP5]&gt;=0.87; &quot;B+&quot;; IF([.AP5]&gt;=0.84;&quot;B&quot;; IF([.AP5]&gt;=0.8; &quot;B-&quot;; IF([.AP5]&gt;=0.77; &quot;C+&quot;; IF([.AP5]&gt;=0.74;&quot;C&quot;; IF([.AP5]&gt;=0.7; &quot;C-&quot;; IF([.AP5]&gt;=0.67; &quot;D+&quot;; IF([.AP5]&gt;=0.64;&quot;D&quot;; IF([.AP5]&gt;=0.6; &quot;D-&quot;; &quot;F&quot;))))))))))))" office:value-type="string" office:string-value="F" calcext:value-type="string">
            <text:p>F</text:p>
          </table:table-cell>
          <table:table-cell table:style-name="ce17" table:formula="of:=VLOOKUP([.AQ5]; [.$AW$2:.$AX$15]; 2; 0)" office:value-type="float" office:value="0" calcext:value-type="float">
            <text:p>0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Douglas Hanley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F</text:p>
          </table:table-cell>
          <table:table-cell table:style-name="ce7"/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58" calcext:value-type="float">
            <text:p>58</text:p>
          </table:table-cell>
          <table:table-cell table:style-name="ce5" office:value-type="float" office:value="74" calcext:value-type="float">
            <text:p>74</text:p>
          </table:table-cell>
          <table:table-cell table:style-name="ce7"/>
          <table:table-cell/>
          <table:table-cell table:style-name="ce5" office:value-type="float" office:value="48" calcext:value-type="float">
            <text:p>48</text:p>
          </table:table-cell>
          <table:table-cell table:style-name="ce5" office:value-type="float" office:value="56" calcext:value-type="float">
            <text:p>56</text:p>
          </table:table-cell>
          <table:table-cell table:style-name="ce7"/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table:style-name="ce14" table:formula="of:=[.L6] + [.AD6] + [.AI6] + [.AN6]" office:value-type="float" office:value="0" calcext:value-type="float">
            <text:p>0.00000</text:p>
          </table:table-cell>
          <table:table-cell table:style-name="ce15" table:formula="of:=IF([.AP6]&gt;=0.9875;&quot;A+&quot;;  IF([.AP6]&gt;=0.94; &quot;A&quot;; IF([.AP6]&gt;=0.9; &quot;A-&quot;; IF([.AP6]&gt;=0.87; &quot;B+&quot;; IF([.AP6]&gt;=0.84;&quot;B&quot;; IF([.AP6]&gt;=0.8; &quot;B-&quot;; IF([.AP6]&gt;=0.77; &quot;C+&quot;; IF([.AP6]&gt;=0.74;&quot;C&quot;; IF([.AP6]&gt;=0.7; &quot;C-&quot;; IF([.AP6]&gt;=0.67; &quot;D+&quot;; IF([.AP6]&gt;=0.64;&quot;D&quot;; IF([.AP6]&gt;=0.6; &quot;D-&quot;; &quot;F&quot;))))))))))))" office:value-type="string" office:string-value="F" calcext:value-type="string">
            <text:p>F</text:p>
          </table:table-cell>
          <table:table-cell table:style-name="ce17" table:formula="of:=VLOOKUP([.AQ6]; [.$AW$2:.$AX$15]; 2; 0)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.0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Lucas Hoesch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table:style-name="ce7"/>
          <table:table-cell/>
          <table:table-cell table:number-columns-repeated="8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4" calcext:value-type="float">
            <text:p>74</text:p>
          </table:table-cell>
          <table:table-cell table:style-name="ce5" office:value-type="float" office:value="89" calcext:value-type="float">
            <text:p>89</text:p>
          </table:table-cell>
          <table:table-cell table:style-name="ce7"/>
          <table:table-cell/>
          <table:table-cell table:style-name="ce5" office:value-type="float" office:value="81" calcext:value-type="float">
            <text:p>81</text:p>
          </table:table-cell>
          <table:table-cell table:style-name="ce5" office:value-type="float" office:value="70" calcext:value-type="float">
            <text:p>70</text:p>
          </table:table-cell>
          <table:table-cell table:style-name="ce7"/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style-name="ce14" table:formula="of:=[.L7] + [.AD7] + [.AI7] + [.AN7]" office:value-type="float" office:value="0" calcext:value-type="float">
            <text:p>0.00000</text:p>
          </table:table-cell>
          <table:table-cell table:style-name="ce15" table:formula="of:=IF([.AP7]&gt;=0.9875;&quot;A+&quot;;  IF([.AP7]&gt;=0.94; &quot;A&quot;; IF([.AP7]&gt;=0.9; &quot;A-&quot;; IF([.AP7]&gt;=0.87; &quot;B+&quot;; IF([.AP7]&gt;=0.84;&quot;B&quot;; IF([.AP7]&gt;=0.8; &quot;B-&quot;; IF([.AP7]&gt;=0.77; &quot;C+&quot;; IF([.AP7]&gt;=0.74;&quot;C&quot;; IF([.AP7]&gt;=0.7; &quot;C-&quot;; IF([.AP7]&gt;=0.67; &quot;D+&quot;; IF([.AP7]&gt;=0.64;&quot;D&quot;; IF([.AP7]&gt;=0.6; &quot;D-&quot;; &quot;F&quot;))))))))))))" office:value-type="string" office:string-value="F" calcext:value-type="string">
            <text:p>F</text:p>
          </table:table-cell>
          <table:table-cell table:style-name="ce17" table:formula="of:=VLOOKUP([.AQ7]; [.$AW$2:.$AX$15]; 2; 0)" office:value-type="float" office:value="0" calcext:value-type="float">
            <text:p>0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Braden Junker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/>
          <table:table-cell table:style-name="ce5" office:value-type="float" office:value="62" calcext:value-type="float">
            <text:p>62</text:p>
          </table:table-cell>
          <table:table-cell table:style-name="ce5" office:value-type="float" office:value="53" calcext:value-type="float">
            <text:p>53</text:p>
          </table:table-cell>
          <table:table-cell table:style-name="ce7"/>
          <table:table-cell/>
          <table:table-cell table:style-name="ce5" office:value-type="float" office:value="64" calcext:value-type="float">
            <text:p>64</text:p>
          </table:table-cell>
          <table:table-cell table:style-name="ce5" office:value-type="float" office:value="76" calcext:value-type="float">
            <text:p>76</text:p>
          </table:table-cell>
          <table:table-cell table:style-name="ce7"/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style-name="ce14" table:formula="of:=[.L8] + [.AD8] + [.AI8] + [.AN8]" office:value-type="float" office:value="0" calcext:value-type="float">
            <text:p>0.00000</text:p>
          </table:table-cell>
          <table:table-cell table:style-name="ce15" table:formula="of:=IF([.AP8]&gt;=0.9875;&quot;A+&quot;;  IF([.AP8]&gt;=0.94; &quot;A&quot;; IF([.AP8]&gt;=0.9; &quot;A-&quot;; IF([.AP8]&gt;=0.87; &quot;B+&quot;; IF([.AP8]&gt;=0.84;&quot;B&quot;; IF([.AP8]&gt;=0.8; &quot;B-&quot;; IF([.AP8]&gt;=0.77; &quot;C+&quot;; IF([.AP8]&gt;=0.74;&quot;C&quot;; IF([.AP8]&gt;=0.7; &quot;C-&quot;; IF([.AP8]&gt;=0.67; &quot;D+&quot;; IF([.AP8]&gt;=0.64;&quot;D&quot;; IF([.AP8]&gt;=0.6; &quot;D-&quot;; &quot;F&quot;))))))))))))" office:value-type="string" office:string-value="F" calcext:value-type="string">
            <text:p>F</text:p>
          </table:table-cell>
          <table:table-cell table:style-name="ce17" table:formula="of:=VLOOKUP([.AQ8]; [.$AW$2:.$AX$15]; 2; 0)" office:value-type="float" office:value="0" calcext:value-type="float">
            <text:p>0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Jai Redkar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table:style-name="ce7"/>
          <table:table-cell/>
          <table:table-cell table:number-columns-repeated="8" office:value-type="float" office:value="1" calcext:value-type="float">
            <text:p>1</text:p>
          </table:table-cell>
          <table:table-cell table:style-name="ce7"/>
          <table:table-cell/>
          <table:table-cell table:number-columns-repeated="2" table:style-name="ce5" office:value-type="float" office:value="57" calcext:value-type="float">
            <text:p>57</text:p>
          </table:table-cell>
          <table:table-cell table:style-name="ce7"/>
          <table:table-cell/>
          <table:table-cell table:style-name="ce5" office:value-type="float" office:value="67" calcext:value-type="float">
            <text:p>67</text:p>
          </table:table-cell>
          <table:table-cell table:style-name="ce5" office:value-type="float" office:value="61" calcext:value-type="float">
            <text:p>61</text:p>
          </table:table-cell>
          <table:table-cell table:style-name="ce7"/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style-name="ce14"/>
          <table:table-cell table:style-name="ce15"/>
          <table:table-cell table:style-name="ce17"/>
          <table:table-cell table:number-columns-repeated="980"/>
        </table:table-row>
        <table:table-row table:style-name="ro1">
          <table:table-cell office:value-type="string" calcext:value-type="string">
            <text:p>Luke Regan</text:p>
          </table:table-cell>
          <table:table-cell table:number-columns-repeated="6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7"/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/>
          <table:table-cell table:style-name="ce5" office:value-type="float" office:value="79" calcext:value-type="float">
            <text:p>79</text:p>
          </table:table-cell>
          <table:table-cell table:style-name="ce5" office:value-type="float" office:value="88" calcext:value-type="float">
            <text:p>88</text:p>
          </table:table-cell>
          <table:table-cell table:style-name="ce7"/>
          <table:table-cell/>
          <table:table-cell table:style-name="ce5" office:value-type="float" office:value="75" calcext:value-type="float">
            <text:p>75</text:p>
          </table:table-cell>
          <table:table-cell table:style-name="ce5" office:value-type="float" office:value="66" calcext:value-type="float">
            <text:p>66</text:p>
          </table:table-cell>
          <table:table-cell table:style-name="ce7"/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C-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table:style-name="ce14" table:formula="of:=[.L10] + [.AD10] + [.AI10] + [.AN10]" office:value-type="float" office:value="0" calcext:value-type="float">
            <text:p>0.00000</text:p>
          </table:table-cell>
          <table:table-cell table:style-name="ce15" table:formula="of:=IF([.AP10]&gt;=0.9875;&quot;A+&quot;;  IF([.AP10]&gt;=0.94; &quot;A&quot;; IF([.AP10]&gt;=0.9; &quot;A-&quot;; IF([.AP10]&gt;=0.87; &quot;B+&quot;; IF([.AP10]&gt;=0.84;&quot;B&quot;; IF([.AP10]&gt;=0.8; &quot;B-&quot;; IF([.AP10]&gt;=0.77; &quot;C+&quot;; IF([.AP10]&gt;=0.74;&quot;C&quot;; IF([.AP10]&gt;=0.7; &quot;C-&quot;; IF([.AP10]&gt;=0.67; &quot;D+&quot;; IF([.AP10]&gt;=0.64;&quot;D&quot;; IF([.AP10]&gt;=0.6; &quot;D-&quot;; &quot;F&quot;))))))))))))" office:value-type="string" office:string-value="F" calcext:value-type="string">
            <text:p>F</text:p>
          </table:table-cell>
          <table:table-cell table:style-name="ce17" table:formula="of:=VLOOKUP([.AQ10]; [.$AW$2:.$AX$15]; 2; 0)"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Andre Brya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number-columns-repeated="3"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table:number-columns-repeated="8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8" calcext:value-type="float">
            <text:p>78</text:p>
          </table:table-cell>
          <table:table-cell table:style-name="ce5" office:value-type="float" office:value="82" calcext:value-type="float">
            <text:p>82</text:p>
          </table:table-cell>
          <table:table-cell table:style-name="ce7"/>
          <table:table-cell/>
          <table:table-cell table:style-name="ce5" office:value-type="float" office:value="84" calcext:value-type="float">
            <text:p>84</text:p>
          </table:table-cell>
          <table:table-cell table:style-name="ce5" office:value-type="float" office:value="62" calcext:value-type="float">
            <text:p>62</text:p>
          </table:table-cell>
          <table:table-cell table:style-name="ce7"/>
          <table:table-cell/>
          <table:table-cell table:number-columns-repeated="2" table:style-name="ce5" office:value-type="string" calcext:value-type="string">
            <text:p>B+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style-name="ce7"/>
          <table:table-cell/>
          <table:table-cell table:style-name="ce14" table:formula="of:=[.L11] + [.AD11] + [.AI11] + [.AN11]" office:value-type="float" office:value="0" calcext:value-type="float">
            <text:p>0.00000</text:p>
          </table:table-cell>
          <table:table-cell table:style-name="ce15" table:formula="of:=IF([.AP11]&gt;=0.9875;&quot;A+&quot;;  IF([.AP11]&gt;=0.94; &quot;A&quot;; IF([.AP11]&gt;=0.9; &quot;A-&quot;; IF([.AP11]&gt;=0.87; &quot;B+&quot;; IF([.AP11]&gt;=0.84;&quot;B&quot;; IF([.AP11]&gt;=0.8; &quot;B-&quot;; IF([.AP11]&gt;=0.77; &quot;C+&quot;; IF([.AP11]&gt;=0.74;&quot;C&quot;; IF([.AP11]&gt;=0.7; &quot;C-&quot;; IF([.AP11]&gt;=0.67; &quot;D+&quot;; IF([.AP11]&gt;=0.64;&quot;D&quot;; IF([.AP11]&gt;=0.6; &quot;D-&quot;; &quot;F&quot;))))))))))))" office:value-type="string" office:string-value="F" calcext:value-type="string">
            <text:p>F</text:p>
          </table:table-cell>
          <table:table-cell table:style-name="ce17" table:formula="of:=VLOOKUP([.AQ11]; [.$AW$2:.$AX$15]; 2; 0)" office:value-type="float" office:value="0" calcext:value-type="float">
            <text:p>0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Kyle Dilts</text:p>
          </table:table-cell>
          <table:table-cell office:value-type="string" calcext:value-type="string">
            <text:p>B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number-columns-repeated="8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86" calcext:value-type="float">
            <text:p>86</text:p>
          </table:table-cell>
          <table:table-cell table:style-name="ce5" office:value-type="float" office:value="85" calcext:value-type="float">
            <text:p>85</text:p>
          </table:table-cell>
          <table:table-cell table:style-name="ce7"/>
          <table:table-cell/>
          <table:table-cell table:style-name="ce5" office:value-type="float" office:value="85" calcext:value-type="float">
            <text:p>85</text:p>
          </table:table-cell>
          <table:table-cell table:style-name="ce5" office:value-type="float" office:value="77" calcext:value-type="float">
            <text:p>77</text:p>
          </table:table-cell>
          <table:table-cell table:style-name="ce7"/>
          <table:table-cell/>
          <table:table-cell table:number-columns-repeated="2" table:style-name="ce5" office:value-type="string" calcext:value-type="string">
            <text:p>B+</text:p>
          </table:table-cell>
          <table:table-cell table:style-name="ce5"/>
          <table:table-cell table:style-name="ce7"/>
          <table:table-cell/>
          <table:table-cell table:number-columns-repeated="2" table:style-name="ce5" office:value-type="string" calcext:value-type="string">
            <text:p>A-</text:p>
          </table:table-cell>
          <table:table-cell office:value-type="string" calcext:value-type="string">
            <text:p>A+</text:p>
          </table:table-cell>
          <table:table-cell table:style-name="ce7"/>
          <table:table-cell/>
          <table:table-cell table:style-name="ce14" table:formula="of:=[.L12] + [.AD12] + [.AI12] + [.AN12]" office:value-type="float" office:value="0" calcext:value-type="float">
            <text:p>0.00000</text:p>
          </table:table-cell>
          <table:table-cell table:style-name="ce15" table:formula="of:=IF([.AP12]&gt;=0.9875;&quot;A+&quot;;  IF([.AP12]&gt;=0.94; &quot;A&quot;; IF([.AP12]&gt;=0.9; &quot;A-&quot;; IF([.AP12]&gt;=0.87; &quot;B+&quot;; IF([.AP12]&gt;=0.84;&quot;B&quot;; IF([.AP12]&gt;=0.8; &quot;B-&quot;; IF([.AP12]&gt;=0.77; &quot;C+&quot;; IF([.AP12]&gt;=0.74;&quot;C&quot;; IF([.AP12]&gt;=0.7; &quot;C-&quot;; IF([.AP12]&gt;=0.67; &quot;D+&quot;; IF([.AP12]&gt;=0.64;&quot;D&quot;; IF([.AP12]&gt;=0.6; &quot;D-&quot;; &quot;F&quot;))))))))))))" office:value-type="string" office:string-value="F" calcext:value-type="string">
            <text:p>F</text:p>
          </table:table-cell>
          <table:table-cell table:style-name="ce17" table:formula="of:=VLOOKUP([.AQ12]; [.$AW$2:.$AX$15]; 2; 0)" office:value-type="float" office:value="0" calcext:value-type="float">
            <text:p>0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Judson Dunaway-Barlow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A+</text:p>
          </table:table-cell>
          <table:table-cell table:number-columns-repeated="3" office:value-type="string" calcext:value-type="string">
            <text:p>A</text:p>
          </table:table-cell>
          <table:table-cell table:number-columns-repeated="3" office:value-type="string" calcext:value-type="string">
            <text:p>A-</text:p>
          </table:table-cell>
          <table:table-cell table:style-name="ce7"/>
          <table:table-cell/>
          <table:table-cell table:number-columns-repeated="8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83" calcext:value-type="float">
            <text:p>83</text:p>
          </table:table-cell>
          <table:table-cell table:style-name="ce5" office:value-type="float" office:value="85" calcext:value-type="float">
            <text:p>85</text:p>
          </table:table-cell>
          <table:table-cell table:style-name="ce7"/>
          <table:table-cell/>
          <table:table-cell table:style-name="ce5" office:value-type="float" office:value="95" calcext:value-type="float">
            <text:p>95</text:p>
          </table:table-cell>
          <table:table-cell table:style-name="ce5" office:value-type="float" office:value="97" calcext:value-type="float">
            <text:p>97</text:p>
          </table:table-cell>
          <table:table-cell table:style-name="ce7"/>
          <table:table-cell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-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B-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style-name="ce7"/>
          <table:table-cell/>
          <table:table-cell table:style-name="ce14" table:formula="of:=[.L13] + [.AD13] + [.AI13] + [.AN13]" office:value-type="float" office:value="0" calcext:value-type="float">
            <text:p>0.00000</text:p>
          </table:table-cell>
          <table:table-cell table:style-name="ce15" table:formula="of:=IF([.AP13]&gt;=0.9875;&quot;A+&quot;;  IF([.AP13]&gt;=0.94; &quot;A&quot;; IF([.AP13]&gt;=0.9; &quot;A-&quot;; IF([.AP13]&gt;=0.87; &quot;B+&quot;; IF([.AP13]&gt;=0.84;&quot;B&quot;; IF([.AP13]&gt;=0.8; &quot;B-&quot;; IF([.AP13]&gt;=0.77; &quot;C+&quot;; IF([.AP13]&gt;=0.74;&quot;C&quot;; IF([.AP13]&gt;=0.7; &quot;C-&quot;; IF([.AP13]&gt;=0.67; &quot;D+&quot;; IF([.AP13]&gt;=0.64;&quot;D&quot;; IF([.AP13]&gt;=0.6; &quot;D-&quot;; &quot;F&quot;))))))))))))" office:value-type="string" office:string-value="F" calcext:value-type="string">
            <text:p>F</text:p>
          </table:table-cell>
          <table:table-cell table:style-name="ce17" table:formula="of:=VLOOKUP([.AQ13]; [.$AW$2:.$AX$15]; 2; 0)"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Hunter Hoesch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7"/>
          <table:table-cell/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/>
          <table:table-cell table:style-name="ce5" office:value-type="float" office:value="66" calcext:value-type="float">
            <text:p>66</text:p>
          </table:table-cell>
          <table:table-cell table:style-name="ce5" office:value-type="float" office:value="60" calcext:value-type="float">
            <text:p>60</text:p>
          </table:table-cell>
          <table:table-cell table:style-name="ce7"/>
          <table:table-cell/>
          <table:table-cell table:number-columns-repeated="2" table:style-name="ce5" office:value-type="float" office:value="65" calcext:value-type="float">
            <text:p>65</text:p>
          </table:table-cell>
          <table:table-cell table:style-name="ce7"/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B+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style-name="ce14" table:formula="of:=[.L14] + [.AD14] + [.AI14] + [.AN14]" office:value-type="float" office:value="0" calcext:value-type="float">
            <text:p>0.00000</text:p>
          </table:table-cell>
          <table:table-cell table:style-name="ce15" table:formula="of:=IF([.AP14]&gt;=0.9875;&quot;A+&quot;;  IF([.AP14]&gt;=0.94; &quot;A&quot;; IF([.AP14]&gt;=0.9; &quot;A-&quot;; IF([.AP14]&gt;=0.87; &quot;B+&quot;; IF([.AP14]&gt;=0.84;&quot;B&quot;; IF([.AP14]&gt;=0.8; &quot;B-&quot;; IF([.AP14]&gt;=0.77; &quot;C+&quot;; IF([.AP14]&gt;=0.74;&quot;C&quot;; IF([.AP14]&gt;=0.7; &quot;C-&quot;; IF([.AP14]&gt;=0.67; &quot;D+&quot;; IF([.AP14]&gt;=0.64;&quot;D&quot;; IF([.AP14]&gt;=0.6; &quot;D-&quot;; &quot;F&quot;))))))))))))" office:value-type="string" office:string-value="F" calcext:value-type="string">
            <text:p>F</text:p>
          </table:table-cell>
          <table:table-cell table:style-name="ce17" table:formula="of:=VLOOKUP([.AQ14]; [.$AW$2:.$AX$15]; 2; 0)" office:value-type="float" office:value="0" calcext:value-type="float">
            <text:p>0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Race Mahoney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number-columns-repeated="8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1" calcext:value-type="float">
            <text:p>71</text:p>
          </table:table-cell>
          <table:table-cell table:style-name="ce5" office:value-type="float" office:value="82" calcext:value-type="float">
            <text:p>82</text:p>
          </table:table-cell>
          <table:table-cell table:style-name="ce7"/>
          <table:table-cell/>
          <table:table-cell table:style-name="ce5" office:value-type="float" office:value="85" calcext:value-type="float">
            <text:p>85</text:p>
          </table:table-cell>
          <table:table-cell table:style-name="ce5" office:value-type="float" office:value="70" calcext:value-type="float">
            <text:p>70</text:p>
          </table:table-cell>
          <table:table-cell table:style-name="ce7"/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B+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table:style-name="ce14" table:formula="of:=[.L15] + [.AD15] + [.AI15] + [.AN15]" office:value-type="float" office:value="0" calcext:value-type="float">
            <text:p>0.00000</text:p>
          </table:table-cell>
          <table:table-cell table:style-name="ce15" table:formula="of:=IF([.AP15]&gt;=0.9875;&quot;A+&quot;;  IF([.AP15]&gt;=0.94; &quot;A&quot;; IF([.AP15]&gt;=0.9; &quot;A-&quot;; IF([.AP15]&gt;=0.87; &quot;B+&quot;; IF([.AP15]&gt;=0.84;&quot;B&quot;; IF([.AP15]&gt;=0.8; &quot;B-&quot;; IF([.AP15]&gt;=0.77; &quot;C+&quot;; IF([.AP15]&gt;=0.74;&quot;C&quot;; IF([.AP15]&gt;=0.7; &quot;C-&quot;; IF([.AP15]&gt;=0.67; &quot;D+&quot;; IF([.AP15]&gt;=0.64;&quot;D&quot;; IF([.AP15]&gt;=0.6; &quot;D-&quot;; &quot;F&quot;))))))))))))" office:value-type="string" office:string-value="F" calcext:value-type="string">
            <text:p>F</text:p>
          </table:table-cell>
          <table:table-cell table:style-name="ce17" table:formula="of:=VLOOKUP([.AQ15]; [.$AW$2:.$AX$15]; 2; 0)"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Jenna Millin</text:p>
          </table:table-cell>
          <table:table-cell office:value-type="string" calcext:value-type="string">
            <text:p>B+</text:p>
          </table:table-cell>
          <table:table-cell table:number-columns-repeated="6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table:style-name="ce7"/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52" calcext:value-type="float">
            <text:p>52</text:p>
          </table:table-cell>
          <table:table-cell table:style-name="ce5" office:value-type="float" office:value="72" calcext:value-type="float">
            <text:p>72</text:p>
          </table:table-cell>
          <table:table-cell table:style-name="ce7"/>
          <table:table-cell/>
          <table:table-cell table:style-name="ce5" office:value-type="float" office:value="72" calcext:value-type="float">
            <text:p>72</text:p>
          </table:table-cell>
          <table:table-cell table:style-name="ce5" office:value-type="float" office:value="69" calcext:value-type="float">
            <text:p>69</text:p>
          </table:table-cell>
          <table:table-cell table:style-name="ce7"/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7"/>
          <table:table-cell/>
          <table:table-cell table:style-name="ce14" table:formula="of:=[.L16] + [.AD16] + [.AI16] + [.AN16]" office:value-type="float" office:value="0" calcext:value-type="float">
            <text:p>0.00000</text:p>
          </table:table-cell>
          <table:table-cell table:style-name="ce15" table:formula="of:=IF([.AP16]&gt;=0.9875;&quot;A+&quot;;  IF([.AP16]&gt;=0.94; &quot;A&quot;; IF([.AP16]&gt;=0.9; &quot;A-&quot;; IF([.AP16]&gt;=0.87; &quot;B+&quot;; IF([.AP16]&gt;=0.84;&quot;B&quot;; IF([.AP16]&gt;=0.8; &quot;B-&quot;; IF([.AP16]&gt;=0.77; &quot;C+&quot;; IF([.AP16]&gt;=0.74;&quot;C&quot;; IF([.AP16]&gt;=0.7; &quot;C-&quot;; IF([.AP16]&gt;=0.67; &quot;D+&quot;; IF([.AP16]&gt;=0.64;&quot;D&quot;; IF([.AP16]&gt;=0.6; &quot;D-&quot;; &quot;F&quot;))))))))))))" office:value-type="string" office:string-value="F" calcext:value-type="string">
            <text:p>F</text:p>
          </table:table-cell>
          <table:table-cell table:style-name="ce17" table:formula="of:=VLOOKUP([.AQ16]; [.$AW$2:.$AX$15]; 2; 0)"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HC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971"/>
        </table:table-row>
        <table:table-row table:style-name="ro1">
          <table:table-cell office:value-type="string" calcext:value-type="string">
            <text:p>Ahmad Rajeh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/>
          <table:table-cell table:style-name="ce5" office:value-type="float" office:value="65" calcext:value-type="float">
            <text:p>65</text:p>
          </table:table-cell>
          <table:table-cell table:style-name="ce5" office:value-type="float" office:value="97" calcext:value-type="float">
            <text:p>97</text:p>
          </table:table-cell>
          <table:table-cell table:style-name="ce7"/>
          <table:table-cell/>
          <table:table-cell table:style-name="ce5" office:value-type="float" office:value="94" calcext:value-type="float">
            <text:p>94</text:p>
          </table:table-cell>
          <table:table-cell table:style-name="ce5" office:value-type="float" office:value="89" calcext:value-type="float">
            <text:p>89</text:p>
          </table:table-cell>
          <table:table-cell table:style-name="ce7"/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style-name="ce7"/>
          <table:table-cell/>
          <table:table-cell table:style-name="ce14" table:formula="of:=[.L17] + [.AD17] + [.AI17] + [.AN17]" office:value-type="float" office:value="0" calcext:value-type="float">
            <text:p>0.00000</text:p>
          </table:table-cell>
          <table:table-cell table:style-name="ce15" table:formula="of:=IF([.AP17]&gt;=0.9875;&quot;A+&quot;;  IF([.AP17]&gt;=0.94; &quot;A&quot;; IF([.AP17]&gt;=0.9; &quot;A-&quot;; IF([.AP17]&gt;=0.87; &quot;B+&quot;; IF([.AP17]&gt;=0.84;&quot;B&quot;; IF([.AP17]&gt;=0.8; &quot;B-&quot;; IF([.AP17]&gt;=0.77; &quot;C+&quot;; IF([.AP17]&gt;=0.74;&quot;C&quot;; IF([.AP17]&gt;=0.7; &quot;C-&quot;; IF([.AP17]&gt;=0.67; &quot;D+&quot;; IF([.AP17]&gt;=0.64;&quot;D&quot;; IF([.AP17]&gt;=0.6; &quot;D-&quot;; &quot;F&quot;))))))))))))" office:value-type="string" office:string-value="F" calcext:value-type="string">
            <text:p>F</text:p>
          </table:table-cell>
          <table:table-cell table:style-name="ce17" table:formula="of:=VLOOKUP([.AQ17]; [.$AW$2:.$AX$15]; 2; 0)" office:value-type="float" office:value="0" calcext:value-type="float">
            <text:p>0</text:p>
          </table:table-cell>
          <table:table-cell/>
          <table:table-cell table:style-name="ce20"/>
          <table:table-cell table:style-name="ce10"/>
          <table:table-cell/>
          <table:table-cell table:style-name="ce20"/>
          <table:table-cell table:style-name="ce25"/>
          <table:table-cell table:number-columns-repeated="974"/>
        </table:table-row>
        <table:table-row table:style-name="ro1">
          <table:table-cell table:style-name="ce2" office:value-type="string" calcext:value-type="string">
            <text:p>Sam Rodman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HC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number-columns-repeated="8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2" calcext:value-type="float">
            <text:p>72</text:p>
          </table:table-cell>
          <table:table-cell table:style-name="ce5" office:value-type="float" office:value="90" calcext:value-type="float">
            <text:p>90</text:p>
          </table:table-cell>
          <table:table-cell table:style-name="ce7"/>
          <table:table-cell/>
          <table:table-cell table:style-name="ce5" office:value-type="float" office:value="79" calcext:value-type="float">
            <text:p>79</text:p>
          </table:table-cell>
          <table:table-cell table:style-name="ce5" office:value-type="float" office:value="66" calcext:value-type="float">
            <text:p>66</text:p>
          </table:table-cell>
          <table:table-cell table:style-name="ce7"/>
          <table:table-cell/>
          <table:table-cell table:number-columns-repeated="2" table:style-name="ce5" office:value-type="string" calcext:value-type="string">
            <text:p>B+</text:p>
          </table:table-cell>
          <table:table-cell table:style-name="ce5"/>
          <table:table-cell table:style-name="ce7"/>
          <table:table-cell/>
          <table:table-cell table:number-columns-repeated="2" table:style-name="ce5" office:value-type="string" calcext:value-type="string">
            <text:p>A-</text:p>
          </table:table-cell>
          <table:table-cell office:value-type="string" calcext:value-type="string">
            <text:p>A+</text:p>
          </table:table-cell>
          <table:table-cell table:style-name="ce7"/>
          <table:table-cell/>
          <table:table-cell table:style-name="ce14" table:formula="of:=[.L18] + [.AD18] + [.AI18] + [.AN18]" office:value-type="float" office:value="0" calcext:value-type="float">
            <text:p>0.00000</text:p>
          </table:table-cell>
          <table:table-cell table:style-name="ce15" table:formula="of:=IF([.AP18]&gt;=0.9875;&quot;A+&quot;;  IF([.AP18]&gt;=0.94; &quot;A&quot;; IF([.AP18]&gt;=0.9; &quot;A-&quot;; IF([.AP18]&gt;=0.87; &quot;B+&quot;; IF([.AP18]&gt;=0.84;&quot;B&quot;; IF([.AP18]&gt;=0.8; &quot;B-&quot;; IF([.AP18]&gt;=0.77; &quot;C+&quot;; IF([.AP18]&gt;=0.74;&quot;C&quot;; IF([.AP18]&gt;=0.7; &quot;C-&quot;; IF([.AP18]&gt;=0.67; &quot;D+&quot;; IF([.AP18]&gt;=0.64;&quot;D&quot;; IF([.AP18]&gt;=0.6; &quot;D-&quot;; &quot;F&quot;))))))))))))" office:value-type="string" office:string-value="F" calcext:value-type="string">
            <text:p>F</text:p>
          </table:table-cell>
          <table:table-cell table:style-name="ce17" table:formula="of:=VLOOKUP([.AQ18]; [.$AW$2:.$AX$15]; 2; 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Ryan Yamada</text:p>
          </table:table-cell>
          <table:table-cell table:number-columns-repeated="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table:style-name="ce7"/>
          <table:table-cell/>
          <table:table-cell table:number-columns-repeated="8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8" calcext:value-type="float">
            <text:p>78</text:p>
          </table:table-cell>
          <table:table-cell table:style-name="ce5" office:value-type="float" office:value="88" calcext:value-type="float">
            <text:p>88</text:p>
          </table:table-cell>
          <table:table-cell table:style-name="ce7"/>
          <table:table-cell/>
          <table:table-cell table:style-name="ce5" office:value-type="float" office:value="90" calcext:value-type="float">
            <text:p>90</text:p>
          </table:table-cell>
          <table:table-cell table:style-name="ce5" office:value-type="float" office:value="71" calcext:value-type="float">
            <text:p>71</text:p>
          </table:table-cell>
          <table:table-cell table:style-name="ce7"/>
          <table:table-cell/>
          <table:table-cell table:number-columns-repeated="2" table:style-name="ce5" office:value-type="string" calcext:value-type="string">
            <text:p>B+</text:p>
          </table:table-cell>
          <table:table-cell table:style-name="ce5"/>
          <table:table-cell table:style-name="ce7"/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style-name="ce7"/>
          <table:table-cell/>
          <table:table-cell table:style-name="ce14" table:formula="of:=[.L19] + [.AD19] + [.AI19] + [.AN19]" office:value-type="float" office:value="0" calcext:value-type="float">
            <text:p>0.00000</text:p>
          </table:table-cell>
          <table:table-cell table:style-name="ce15" table:formula="of:=IF([.AP19]&gt;=0.9875;&quot;A+&quot;;  IF([.AP19]&gt;=0.94; &quot;A&quot;; IF([.AP19]&gt;=0.9; &quot;A-&quot;; IF([.AP19]&gt;=0.87; &quot;B+&quot;; IF([.AP19]&gt;=0.84;&quot;B&quot;; IF([.AP19]&gt;=0.8; &quot;B-&quot;; IF([.AP19]&gt;=0.77; &quot;C+&quot;; IF([.AP19]&gt;=0.74;&quot;C&quot;; IF([.AP19]&gt;=0.7; &quot;C-&quot;; IF([.AP19]&gt;=0.67; &quot;D+&quot;; IF([.AP19]&gt;=0.64;&quot;D&quot;; IF([.AP19]&gt;=0.6; &quot;D-&quot;; &quot;F&quot;))))))))))))" office:value-type="string" office:string-value="F" calcext:value-type="string">
            <text:p>F</text:p>
          </table:table-cell>
          <table:table-cell table:style-name="ce17" table:formula="of:=VLOOKUP([.AQ19]; [.$AW$2:.$AX$15]; 2; 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table:number-columns-repeated="11"/>
          <table:table-cell table:style-name="ce7"/>
          <table:table-cell table:number-columns-repeated="9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2"/>
          <table:table-cell/>
          <table:table-cell table:style-name="ce7"/>
          <table:table-cell/>
          <table:table-cell table:style-name="ce14" table:formula="of:=[.L20] + [.AD20] + [.AI20] + [.AN20]" office:value-type="float" office:value="0" calcext:value-type="float">
            <text:p>0.00000</text:p>
          </table:table-cell>
          <table:table-cell table:style-name="ce15" table:formula="of:=IF([.AP20]&gt;=0.9875;&quot;A+&quot;;  IF([.AP20]&gt;=0.94; &quot;A&quot;; IF([.AP20]&gt;=0.9; &quot;A-&quot;; IF([.AP20]&gt;=0.87; &quot;B+&quot;; IF([.AP20]&gt;=0.84;&quot;B&quot;; IF([.AP20]&gt;=0.8; &quot;B-&quot;; IF([.AP20]&gt;=0.77; &quot;C+&quot;; IF([.AP20]&gt;=0.74;&quot;C&quot;; IF([.AP20]&gt;=0.7; &quot;C-&quot;; IF([.AP20]&gt;=0.67; &quot;D+&quot;; IF([.AP20]&gt;=0.64;&quot;D&quot;; IF([.AP20]&gt;=0.6; &quot;D-&quot;; &quot;F&quot;))))))))))))" office:value-type="string" office:string-value="F" calcext:value-type="string">
            <text:p>F</text:p>
          </table:table-cell>
          <table:table-cell table:style-name="ce17" table:formula="of:=VLOOKUP([.AQ20]; [.$AW$2:.$AX$15]; 2; 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table:number-columns-repeated="11"/>
          <table:table-cell table:style-name="ce7"/>
          <table:table-cell table:number-columns-repeated="9"/>
          <table:table-cell table:style-name="ce7"/>
          <table:table-cell/>
          <table:table-cell table:style-name="ce5" table:formula="of:=AVERAGE([.X2:.X19])" office:value-type="float" office:value="70.1111111111111" calcext:value-type="float">
            <text:p>70.1111111111</text:p>
          </table:table-cell>
          <table:table-cell table:style-name="ce5" table:formula="of:=AVERAGE([.Y2:.Y19])" office:value-type="float" office:value="78.7777777777778" calcext:value-type="float">
            <text:p>78.7777777778</text:p>
          </table:table-cell>
          <table:table-cell table:style-name="ce7"/>
          <table:table-cell/>
          <table:table-cell table:style-name="ce5" table:formula="of:=AVERAGE([.AB2:.AB19])" office:value-type="float" office:value="79.1666666666667" calcext:value-type="float">
            <text:p>79.1666666667</text:p>
          </table:table-cell>
          <table:table-cell table:style-name="ce5" table:formula="of:=AVERAGE([.AC2:.AC19])" office:value-type="float" office:value="72.4444444444444" calcext:value-type="float">
            <text:p>72.4444444444</text:p>
          </table:table-cell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2"/>
          <table:table-cell/>
          <table:table-cell table:style-name="ce7"/>
          <table:table-cell/>
          <table:table-cell table:style-name="ce14" table:formula="of:=[.L21] + [.AD21] + [.AI21] + [.AN21]" office:value-type="float" office:value="0" calcext:value-type="float">
            <text:p>0.00000</text:p>
          </table:table-cell>
          <table:table-cell table:style-name="ce15" table:formula="of:=IF([.AP21]&gt;=0.9875;&quot;A+&quot;;  IF([.AP21]&gt;=0.94; &quot;A&quot;; IF([.AP21]&gt;=0.9; &quot;A-&quot;; IF([.AP21]&gt;=0.87; &quot;B+&quot;; IF([.AP21]&gt;=0.84;&quot;B&quot;; IF([.AP21]&gt;=0.8; &quot;B-&quot;; IF([.AP21]&gt;=0.77; &quot;C+&quot;; IF([.AP21]&gt;=0.74;&quot;C&quot;; IF([.AP21]&gt;=0.7; &quot;C-&quot;; IF([.AP21]&gt;=0.67; &quot;D+&quot;; IF([.AP21]&gt;=0.64;&quot;D&quot;; IF([.AP21]&gt;=0.6; &quot;D-&quot;; &quot;F&quot;))))))))))))" office:value-type="string" office:string-value="F" calcext:value-type="string">
            <text:p>F</text:p>
          </table:table-cell>
          <table:table-cell table:style-name="ce17" table:formula="of:=VLOOKUP([.AQ21]; [.$AW$2:.$AX$15]; 2; 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table:number-columns-repeated="11"/>
          <table:table-cell table:style-name="ce7"/>
          <table:table-cell table:number-columns-repeated="9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2"/>
          <table:table-cell/>
          <table:table-cell table:style-name="ce7"/>
          <table:table-cell/>
          <table:table-cell table:style-name="ce14" table:formula="of:=[.L22] + [.AD22] + [.AI22] + [.AN22]" office:value-type="float" office:value="0" calcext:value-type="float">
            <text:p>0.00000</text:p>
          </table:table-cell>
          <table:table-cell table:style-name="ce15" table:formula="of:=IF([.AP22]&gt;=0.9875;&quot;A+&quot;;  IF([.AP22]&gt;=0.94; &quot;A&quot;; IF([.AP22]&gt;=0.9; &quot;A-&quot;; IF([.AP22]&gt;=0.87; &quot;B+&quot;; IF([.AP22]&gt;=0.84;&quot;B&quot;; IF([.AP22]&gt;=0.8; &quot;B-&quot;; IF([.AP22]&gt;=0.77; &quot;C+&quot;; IF([.AP22]&gt;=0.74;&quot;C&quot;; IF([.AP22]&gt;=0.7; &quot;C-&quot;; IF([.AP22]&gt;=0.67; &quot;D+&quot;; IF([.AP22]&gt;=0.64;&quot;D&quot;; IF([.AP22]&gt;=0.6; &quot;D-&quot;; &quot;F&quot;))))))))))))" office:value-type="string" office:string-value="F" calcext:value-type="string">
            <text:p>F</text:p>
          </table:table-cell>
          <table:table-cell table:style-name="ce17" table:formula="of:=VLOOKUP([.AQ22]; [.$AW$2:.$AX$15]; 2; 0)"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table:number-columns-repeated="11"/>
          <table:table-cell table:style-name="ce8"/>
          <table:table-cell table:number-columns-repeated="9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11"/>
          <table:table-cell table:style-name="ce15" table:formula="of:=AVERAGE([.AP2:.AP19])" office:value-type="float" office:value="0" calcext:value-type="float">
            <text:p>0</text:p>
          </table:table-cell>
          <table:table-cell table:style-name="ce12"/>
          <table:table-cell table:style-name="ce15" table:formula="of:=AVERAGE([.AR2:.AR22])" office:value-type="float" office:value="0" calcext:value-type="float">
            <text:p>0</text:p>
          </table:table-cell>
          <table:table-cell table:number-columns-repeated="980"/>
        </table:table-row>
        <table:table-row table:style-name="ro1" table:number-rows-repeated="5">
          <table:table-cell table:number-columns-repeated="11"/>
          <table:table-cell table:style-name="ce8"/>
          <table:table-cell table:number-columns-repeated="9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994"/>
        </table:table-row>
        <table:table-row table:style-name="ro1">
          <table:table-cell table:number-columns-repeated="11"/>
          <table:table-cell table:style-name="ce8"/>
          <table:table-cell table:number-columns-repeated="9"/>
          <table:table-cell table:style-name="ce8"/>
          <table:table-cell table:number-columns-repeated="100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/00/0000</text:date>, <text:time style:data-style-name="N2" text:time-value="20:34:32.5245830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12-13T21:28:15.090280704</dc:date>
    <dc:creator>Gregory Kapfhammer</dc:creator>
    <meta:editing-duration>P9DT6H34M50S</meta:editing-duration>
    <meta:editing-cycles>239</meta:editing-cycles>
    <meta:generator>LibreOffice/4.2.6.3$Linux_x86 LibreOffice_project/420m0$Build-3</meta:generator>
    <meta:printed-by>Gregory Kapfhammer</meta:printed-by>
    <meta:print-date>2012-12-31T15:26:41</meta:print-date>
    <meta:document-statistic meta:table-count="1" meta:cell-count="666" meta:object-count="0"/>
  </office:meta>
</office:document-meta>
</file>